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1694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2 kWh</text:p>
          </table:table-cell>
          <table:table-cell office:value-type="float" office:value="590.3" calcext:value-type="float">
            <text:p>590.3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3.63" calcext:value-type="float">
            <text:p>3.63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11.78" calcext:value-type="float">
            <text:p>-311.78</text:p>
          </table:table-cell>
          <table:table-cell office:value-type="string" calcext:value-type="string">
            <text:p>T-0</text:p>
          </table:table-cell>
          <table:table-cell office:value-type="float" office:value="366.62" calcext:value-type="float">
            <text:p>366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25 kWh</text:p>
          </table:table-cell>
          <table:table-cell office:value-type="float" office:value="688.45" calcext:value-type="float">
            <text:p>688.45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4.09" calcext:value-type="float">
            <text:p>4.09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63.62" calcext:value-type="float">
            <text:p>-363.62</text:p>
          </table:table-cell>
          <table:table-cell office:value-type="string" calcext:value-type="string">
            <text:p>T-0</text:p>
          </table:table-cell>
          <table:table-cell office:value-type="float" office:value="413.07" calcext:value-type="float">
            <text:p>413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1 kWh</text:p>
          </table:table-cell>
          <table:table-cell office:value-type="float" office:value="808.51" calcext:value-type="float">
            <text:p>808.51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4.65" calcext:value-type="float">
            <text:p>4.65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27.03" calcext:value-type="float">
            <text:p>-427.03</text:p>
          </table:table-cell>
          <table:table-cell office:value-type="string" calcext:value-type="string">
            <text:p>T-0</text:p>
          </table:table-cell>
          <table:table-cell office:value-type="float" office:value="469.94" calcext:value-type="float">
            <text:p>469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0 kWh</text:p>
          </table:table-cell>
          <table:table-cell office:value-type="float" office:value="644.36" calcext:value-type="float">
            <text:p>644.36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3.87" calcext:value-type="float">
            <text:p>3.87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40.34" calcext:value-type="float">
            <text:p>-340.34</text:p>
          </table:table-cell>
          <table:table-cell office:value-type="string" calcext:value-type="string">
            <text:p>T-0</text:p>
          </table:table-cell>
          <table:table-cell office:value-type="float" office:value="391.35" calcext:value-type="float">
            <text:p>391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8 kWh</text:p>
          </table:table-cell>
          <table:table-cell office:value-type="float" office:value="702.73" calcext:value-type="float">
            <text:p>702.73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4.15" calcext:value-type="float">
            <text:p>4.15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71.17" calcext:value-type="float">
            <text:p>-371.17</text:p>
          </table:table-cell>
          <table:table-cell office:value-type="string" calcext:value-type="string">
            <text:p>T-0</text:p>
          </table:table-cell>
          <table:table-cell office:value-type="float" office:value="418.84" calcext:value-type="float">
            <text:p>418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35 kWh</text:p>
          </table:table-cell>
          <table:table-cell office:value-type="float" office:value="752.79" calcext:value-type="float">
            <text:p>752.79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4.38" calcext:value-type="float">
            <text:p>4.3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97.61" calcext:value-type="float">
            <text:p>-397.61</text:p>
          </table:table-cell>
          <table:table-cell office:value-type="string" calcext:value-type="string">
            <text:p>T-0</text:p>
          </table:table-cell>
          <table:table-cell office:value-type="float" office:value="442.35" calcext:value-type="float">
            <text:p>442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3 kWh</text:p>
          </table:table-cell>
          <table:table-cell office:value-type="float" office:value="810.27" calcext:value-type="float">
            <text:p>810.27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4.65" calcext:value-type="float">
            <text:p>4.65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27.98" calcext:value-type="float">
            <text:p>-427.98</text:p>
          </table:table-cell>
          <table:table-cell office:value-type="string" calcext:value-type="string">
            <text:p>T-0</text:p>
          </table:table-cell>
          <table:table-cell office:value-type="float" office:value="469.39" calcext:value-type="float">
            <text:p>469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6 kWh</text:p>
          </table:table-cell>
          <table:table-cell office:value-type="float" office:value="829.56" calcext:value-type="float">
            <text:p>829.56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4.74" calcext:value-type="float">
            <text:p>4.74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38.14" calcext:value-type="float">
            <text:p>-438.14</text:p>
          </table:table-cell>
          <table:table-cell office:value-type="string" calcext:value-type="string">
            <text:p>T-0</text:p>
          </table:table-cell>
          <table:table-cell office:value-type="float" office:value="478.27" calcext:value-type="float">
            <text:p>478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4 kWh</text:p>
          </table:table-cell>
          <table:table-cell office:value-type="float" office:value="799.73" calcext:value-type="float">
            <text:p>799.73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4.6" calcext:value-type="float">
            <text:p>4.6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21.87" calcext:value-type="float">
            <text:p>-421.87</text:p>
          </table:table-cell>
          <table:table-cell office:value-type="string" calcext:value-type="string">
            <text:p>T-0</text:p>
          </table:table-cell>
          <table:table-cell office:value-type="float" office:value="464.23" calcext:value-type="float">
            <text:p>464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54 kWh</text:p>
          </table:table-cell>
          <table:table-cell office:value-type="float" office:value="861.66" calcext:value-type="float">
            <text:p>861.66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5.45" calcext:value-type="float">
            <text:p>5.45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55.12" calcext:value-type="float">
            <text:p>-455.12</text:p>
          </table:table-cell>
          <table:table-cell office:value-type="string" calcext:value-type="string">
            <text:p>T-0</text:p>
          </table:table-cell>
          <table:table-cell office:value-type="float" office:value="550.59" calcext:value-type="float">
            <text:p>550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0 kWh</text:p>
          </table:table-cell>
          <table:table-cell office:value-type="float" office:value="757.95" calcext:value-type="float">
            <text:p>757.95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4.39" calcext:value-type="float">
            <text:p>4.39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99.57" calcext:value-type="float">
            <text:p>-399.57</text:p>
          </table:table-cell>
          <table:table-cell office:value-type="string" calcext:value-type="string">
            <text:p>T-0</text:p>
          </table:table-cell>
          <table:table-cell office:value-type="float" office:value="443.88" calcext:value-type="float">
            <text:p>443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50 kWh</text:p>
          </table:table-cell>
          <table:table-cell office:value-type="float" office:value="827.48" calcext:value-type="float">
            <text:p>827.48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4.72" calcext:value-type="float">
            <text:p>4.7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36.21" calcext:value-type="float">
            <text:p>-436.21</text:p>
          </table:table-cell>
          <table:table-cell office:value-type="string" calcext:value-type="string">
            <text:p>T-0</text:p>
          </table:table-cell>
          <table:table-cell office:value-type="float" office:value="476.77" calcext:value-type="float">
            <text:p>476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53:34.316000000</meta:creation-date>
    <dc:date>2018-03-28T08:56:42.196000000</dc:date>
    <meta:editing-duration>PT3M8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